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252in"/>
    </style:style>
    <style:style style:name="co2" style:family="table-column">
      <style:table-column-properties fo:break-before="auto" style:column-width="0.5736in"/>
    </style:style>
    <style:style style:name="co3" style:family="table-column">
      <style:table-column-properties fo:break-before="auto" style:column-width="0.211in"/>
    </style:style>
    <style:style style:name="co4" style:family="table-column">
      <style:table-column-properties fo:break-before="auto" style:column-width="0.5618in"/>
    </style:style>
    <style:style style:name="co5" style:family="table-column">
      <style:table-column-properties fo:break-before="auto" style:column-width="0.7555in"/>
    </style:style>
    <style:style style:name="co6" style:family="table-column">
      <style:table-column-properties fo:break-before="auto" style:column-width="0.6827in"/>
    </style:style>
    <style:style style:name="co7" style:family="table-column">
      <style:table-column-properties fo:break-before="auto" style:column-width="0.5862in"/>
    </style:style>
    <style:style style:name="co8" style:family="table-column">
      <style:table-column-properties fo:break-before="auto" style:column-width="0.6346in"/>
    </style:style>
    <style:style style:name="co9" style:family="table-column">
      <style:table-column-properties fo:break-before="auto" style:column-width="0.2472in"/>
    </style:style>
    <style:style style:name="co10" style:family="table-column">
      <style:table-column-properties fo:break-before="auto" style:column-width="0.5134in"/>
    </style:style>
    <style:style style:name="co11" style:family="table-column">
      <style:table-column-properties fo:break-before="auto" style:column-width="0.4165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0.6953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style:rotation-angle="90" fo:border-top="0.06pt solid #000000"/>
      <style:paragraph-properties fo:text-align="justify" fo:margin-left="0in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0000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12" style:family="table-cell" style:parent-style-name="Default">
      <style:table-cell-properties fo:border-bottom="none" fo:border-left="none" fo:border-right="none" fo:border-top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14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800000"/>
    </style:style>
    <style:style style:name="ce1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20" style:family="table-cell" style:parent-style-name="Default" style:data-style-name="N12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2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22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color="#ff0000"/>
    </style:style>
    <style:style style:name="ce23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2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8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color="#800000"/>
    </style:style>
    <style:style style:name="ce29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30" style:family="table-cell" style:parent-style-name="Default" style:data-style-name="N123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31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2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color="#ff0000"/>
    </style:style>
    <style:style style:name="ce33" style:family="table-cell" style:parent-style-name="Default" style:data-style-name="N12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34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7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38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000000"/>
    </style:style>
    <style:style style:name="ce3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ff0000"/>
    </style:style>
    <style:style style:name="ce40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4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4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ff0000" fo:font-weight="bold" style:font-weight-asian="bold" style:font-weight-complex="bold"/>
    </style:style>
    <style:style style:name="ce44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fo:font-weight="bold" style:font-weight-asian="bold" style:font-weight-complex="bold"/>
    </style:style>
    <style:style style:name="ce45" style:family="table-cell" style:parent-style-name="Default" style:data-style-name="N127">
      <style:text-properties fo:font-weight="normal" style:font-weight-asian="normal" style:font-weight-complex="normal"/>
    </style:style>
    <style:style style:name="ce46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8" style:family="table-cell" style:parent-style-name="Default" style:data-style-name="N12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9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50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ff0000" fo:font-weight="normal" style:font-weight-asian="normal" style:font-weight-complex="normal"/>
    </style:style>
    <style:style style:name="ce51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 fo:font-weight="normal" style:font-weight-asian="normal" style:font-weight-complex="normal"/>
    </style:style>
    <style:style style:name="ce52" style:family="table-cell" style:parent-style-name="Default">
      <style:text-properties fo:color="#800000"/>
    </style:style>
    <style:style style:name="ce53" style:family="table-cell" style:parent-style-name="Default" style:data-style-name="N125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5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6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57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color="#800000"/>
    </style:style>
    <style:style style:name="ce58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59" style:family="table-cell" style:parent-style-name="Default" style:data-style-name="N12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60" style:family="table-cell" style:parent-style-name="Default" style:data-style-name="N125">
      <style:table-cell-properties style:text-align-source="fix" style:repeat-content="false"/>
      <style:paragraph-properties fo:text-align="center" fo:margin-left="0in"/>
      <style:text-properties fo:color="#ff0000"/>
    </style:style>
    <style:style style:name="ce61" style:family="table-cell" style:parent-style-name="Default" style:data-style-name="N12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  <style:style style:name="ce6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color="#800000"/>
    </style:style>
    <style:style style:name="ce63" style:family="table-cell" style:parent-style-name="Default" style:data-style-name="N126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6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65" style:family="table-cell" style:parent-style-name="Default" style:data-style-name="N126">
      <style:text-properties fo:color="#800000"/>
    </style:style>
    <style:style style:name="ce66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 style:data-style-name="N12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8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69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800000"/>
    </style:style>
    <style:style style:name="ce70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800000"/>
    </style:style>
    <style:style style:name="ce71" style:family="table-cell" style:parent-style-name="Default" style:data-style-name="N127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color="#800000"/>
    </style:style>
    <style:style style:name="ce72" style:family="table-cell" style:parent-style-name="Default" style:data-style-name="N127">
      <style:text-properties fo:color="#800000"/>
    </style:style>
    <style:style style:name="ce73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color="#ff0000"/>
    </style:style>
    <style:style style:name="ce74" style:family="table-cell" style:parent-style-name="Default" style:data-style-name="N127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0000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4"/>
        <table:table-column table:style-name="co5" table:default-cell-style-name="ce24"/>
        <table:table-column table:style-name="co2" table:default-cell-style-name="ce34"/>
        <table:table-column table:style-name="co6" table:default-cell-style-name="ce24"/>
        <table:table-column table:style-name="co7" table:default-cell-style-name="ce34"/>
        <table:table-column table:style-name="co5" table:default-cell-style-name="ce35"/>
        <table:table-column table:style-name="co8" table:default-cell-style-name="ce46"/>
        <table:table-column table:style-name="co9" table:default-cell-style-name="ce2"/>
        <table:table-column table:style-name="co7" table:default-cell-style-name="ce2"/>
        <table:table-column table:style-name="co10" table:default-cell-style-name="ce53"/>
        <table:table-column table:style-name="co11" table:default-cell-style-name="ce34"/>
        <table:table-column table:style-name="co12" table:default-cell-style-name="ce66"/>
        <table:table-column table:style-name="co7" table:default-cell-style-name="ce34"/>
        <table:table-column table:style-name="co6" table:default-cell-style-name="ce34"/>
        <table:table-column table:style-name="co13" table:default-cell-style-name="ce34"/>
        <table:table-column table:style-name="co14" table:number-columns-repeated="1006" table:default-cell-style-name="ce2"/>
        <table:table-row table:style-name="ro1">
          <table:table-cell table:style-name="ce1" office:value-type="string" calcext:value-type="string">
            <text:p>EK 4</text:p>
          </table:table-cell>
          <table:table-cell table:number-columns-repeated="8"/>
          <table:table-cell table:style-name="ce45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3"/>
          <table:table-cell table:style-name="ce3" office:value-type="string" calcext:value-type="string">
            <text:p>Status</text:p>
          </table:table-cell>
          <table:table-cell table:style-name="ce3" office:value-type="string" calcext:value-type="string">
            <text:p>q</text:p>
          </table:table-cell>
          <table:table-cell table:style-name="ce15" office:value-type="string" calcext:value-type="string">
            <text:p>Ek</text:p>
          </table:table-cell>
          <table:table-cell table:style-name="ce25" office:value-type="string" calcext:value-type="string">
            <text:p>Ra T</text:p>
          </table:table-cell>
          <table:table-cell table:style-name="ce35" office:value-type="string" calcext:value-type="string">
            <text:p>Over T</text:p>
          </table:table-cell>
          <table:table-cell table:style-name="ce25" office:value-type="string" calcext:value-type="string">
            <text:p>Ra C</text:p>
          </table:table-cell>
          <table:table-cell table:style-name="ce35" office:value-type="string" calcext:value-type="string">
            <text:p>Over C</text:p>
          </table:table-cell>
          <table:table-cell office:value-type="string" calcext:value-type="string">
            <text:p>Over ALL</text:p>
          </table:table-cell>
          <table:table-cell table:style-name="ce47" office:value-type="string" calcext:value-type="string">
            <text:p>Delta</text:p>
          </table:table-cell>
          <table:table-cell table:style-name="ce3" office:value-type="string" calcext:value-type="string">
            <text:p>lu</text:p>
          </table:table-cell>
          <table:table-cell table:style-name="ce3" office:value-type="string" calcext:value-type="string">
            <text:p>Ro</text:p>
          </table:table-cell>
          <table:table-cell table:style-name="ce54" office:value-type="string" calcext:value-type="string">
            <text:p>Reym</text:p>
          </table:table-cell>
          <table:table-cell table:style-name="ce35" office:value-type="string" calcext:value-type="string">
            <text:p>Els</text:p>
          </table:table-cell>
          <table:table-cell table:style-name="ce47" office:value-type="string" calcext:value-type="string">
            <text:p>reldip</text:p>
          </table:table-cell>
          <table:table-cell table:style-name="ce35" office:value-type="string" calcext:value-type="string">
            <text:p>std Els</text:p>
          </table:table-cell>
          <table:table-cell table:style-name="ce35" office:value-type="string" calcext:value-type="string">
            <text:p>E tor/pol</text:p>
          </table:table-cell>
          <table:table-cell table:style-name="ce35" office:value-type="string" calcext:value-type="string">
            <text:p>B tor/pol</text:p>
          </table:table-cell>
          <table:table-cell table:style-name="ce3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5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5]/286250" office:value-type="float" office:value="0" calcext:value-type="float">
            <text:p>0.0</text:p>
          </table:table-cell>
          <table:table-cell table:style-name="ce41" table:formula="of:=[.H5]+[.F5]" office:value-type="float" office:value="8.5958485958486" calcext:value-type="float">
            <text:p>8.6</text:p>
          </table:table-cell>
          <table:table-cell table:style-name="ce48" table:formula="of:=[.F5]/[.I5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095" calcext:value-type="float">
            <text:p>0.0095</text:p>
          </table:table-cell>
          <table:table-cell table:style-name="ce55" office:value-type="float" office:value="284.7899" calcext:value-type="float">
            <text:p>284.8</text:p>
          </table:table-cell>
          <table:table-cell table:style-name="ce36" office:value-type="float" office:value="26.491" calcext:value-type="float">
            <text:p>26.5</text:p>
          </table:table-cell>
          <table:table-cell table:style-name="ce67" office:value-type="percentage" office:value="0.336" calcext:value-type="percentage">
            <text:p>33.6%</text:p>
          </table:table-cell>
          <table:table-cell table:style-name="ce36" office:value-type="float" office:value="5.5896" calcext:value-type="float">
            <text:p>5.6</text:p>
          </table:table-cell>
          <table:table-cell office:value-type="float" office:value="3.2427" calcext:value-type="float">
            <text:p>3.2</text:p>
          </table:table-cell>
          <table:table-cell office:value-type="float" office:value="1.9701" calcext:value-type="float">
            <text:p>2.0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6]/286250" office:value-type="float" office:value="3.07423580786026" calcext:value-type="float">
            <text:p>3.1</text:p>
          </table:table-cell>
          <table:table-cell table:formula="of:=[.H6]+[.F6]" office:value-type="float" office:value="9.95091468453914" calcext:value-type="float">
            <text:p>10.0</text:p>
          </table:table-cell>
          <table:table-cell table:formula="of:=[.F6]/[.I6]" office:value-type="percentage" office:value="0.691059977367031" calcext:value-type="percentage">
            <text:p>69.1%</text:p>
          </table:table-cell>
          <table:table-cell/>
          <table:table-cell office:value-type="float" office:value="0.0085" calcext:value-type="float">
            <text:p>0.0085</text:p>
          </table:table-cell>
          <table:table-cell office:value-type="float" office:value="254.8597" calcext:value-type="float">
            <text:p>254.9</text:p>
          </table:table-cell>
          <table:table-cell office:value-type="float" office:value="23.264" calcext:value-type="float">
            <text:p>23.3</text:p>
          </table:table-cell>
          <table:table-cell office:value-type="percentage" office:value="0.3578" calcext:value-type="percentage">
            <text:p>35.8%</text:p>
          </table:table-cell>
          <table:table-cell office:value-type="float" office:value="4.7372" calcext:value-type="float">
            <text:p>4.7</text:p>
          </table:table-cell>
          <table:table-cell office:value-type="float" office:value="3.1339" calcext:value-type="float">
            <text:p>3.1</text:p>
          </table:table-cell>
          <table:table-cell office:value-type="float" office:value="1.843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7]/286250" office:value-type="float" office:value="7.68558951965066" calcext:value-type="float">
            <text:p>7.7</text:p>
          </table:table-cell>
          <table:table-cell table:formula="of:=[.H7]+[.F7]" office:value-type="float" office:value="11.983513817575" calcext:value-type="float">
            <text:p>12.0</text:p>
          </table:table-cell>
          <table:table-cell table:formula="of:=[.F7]/[.I7]" office:value-type="percentage" office:value="0.358653093187157" calcext:value-type="percentage">
            <text:p>35.9%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09.9294" calcext:value-type="float">
            <text:p>209.9</text:p>
          </table:table-cell>
          <table:table-cell office:value-type="float" office:value="16.2581" calcext:value-type="float">
            <text:p>16.3</text:p>
          </table:table-cell>
          <table:table-cell office:value-type="percentage" office:value="0.4402" calcext:value-type="percentage">
            <text:p>44.0%</text:p>
          </table:table-cell>
          <table:table-cell office:value-type="float" office:value="3.4956" calcext:value-type="float">
            <text:p>3.5</text:p>
          </table:table-cell>
          <table:table-cell office:value-type="float" office:value="3.0143" calcext:value-type="float">
            <text:p>3.0</text:p>
          </table:table-cell>
          <table:table-cell office:value-type="float" office:value="1.76" calcext:value-type="float">
            <text:p>1.8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8]/286250" office:value-type="float" office:value="12.296943231441" calcext:value-type="float">
            <text:p>12.3</text:p>
          </table:table-cell>
          <table:table-cell table:formula="of:=[.H8]+[.F8]" office:value-type="float" office:value="14.0161129506108" calcext:value-type="float">
            <text:p>14.0</text:p>
          </table:table-cell>
          <table:table-cell table:formula="of:=[.F8]/[.I8]" office:value-type="percentage" office:value="0.122656668452062" calcext:value-type="percentage">
            <text:p>12.3%</text:p>
          </table:table-cell>
          <table:table-cell/>
          <table:table-cell office:value-type="float" office:value="0.0057" calcext:value-type="float">
            <text:p>0.0057</text:p>
          </table:table-cell>
          <table:table-cell office:value-type="float" office:value="170.2723" calcext:value-type="float">
            <text:p>170.3</text:p>
          </table:table-cell>
          <table:table-cell office:value-type="float" office:value="7.3961" calcext:value-type="float">
            <text:p>7.4</text:p>
          </table:table-cell>
          <table:table-cell office:value-type="percentage" office:value="0.5707" calcext:value-type="percentage">
            <text:p>57.1%</text:p>
          </table:table-cell>
          <table:table-cell table:style-name="ce37" office:value-type="float" office:value="2.5064" calcext:value-type="float">
            <text:p>2.5</text:p>
          </table:table-cell>
          <table:table-cell office:value-type="float" office:value="2.6818" calcext:value-type="float">
            <text:p>2.7</text:p>
          </table:table-cell>
          <table:table-cell office:value-type="float" office:value="1.4821" calcext:value-type="float">
            <text:p>1.5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9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9]/286250" office:value-type="float" office:value="15.3711790393013" calcext:value-type="float">
            <text:p>15.4</text:p>
          </table:table-cell>
          <table:table-cell table:style-name="ce42" table:formula="of:=[.H9]+[.F9]" office:value-type="float" office:value="15.3711790393013" calcext:value-type="float">
            <text:p>15.4</text:p>
          </table:table-cell>
          <table:table-cell table:style-name="ce49" table:formula="of:=[.F9]/[.I9]" office:value-type="percentage" office:value="0" calcext:value-type="percentage">
            <text:p>0.0%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6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68" office:value-type="percentage" office:value="0.6351" calcext:value-type="percentage">
            <text:p>63.5%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85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2980000" calcext:value-type="float">
            <text:p>2.98E+6</text:p>
          </table:table-cell>
          <table:table-cell table:style-name="ce36" table:formula="of:=[.E11]/511875" office:value-type="float" office:value="5.82173382173382" calcext:value-type="float">
            <text:p>5.8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11]/286250" office:value-type="float" office:value="0" calcext:value-type="float">
            <text:p>0.0</text:p>
          </table:table-cell>
          <table:table-cell table:style-name="ce41" table:formula="of:=[.H11]+[.F11]" office:value-type="float" office:value="5.82173382173382" calcext:value-type="float">
            <text:p>5.8</text:p>
          </table:table-cell>
          <table:table-cell table:style-name="ce48" table:formula="of:=[.F11]/[.I11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072" calcext:value-type="float">
            <text:p>0.0072</text:p>
          </table:table-cell>
          <table:table-cell table:style-name="ce55" office:value-type="float" office:value="217.1769" calcext:value-type="float">
            <text:p>217.2</text:p>
          </table:table-cell>
          <table:table-cell table:style-name="ce36" office:value-type="float" office:value="21.5209" calcext:value-type="float">
            <text:p>21.5</text:p>
          </table:table-cell>
          <table:table-cell table:style-name="ce67" office:value-type="percentage" office:value="0.4626" calcext:value-type="percentage">
            <text:p>46.3%</text:p>
          </table:table-cell>
          <table:table-cell table:style-name="ce36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12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12]/286250" office:value-type="float" office:value="5.93886462882096" calcext:value-type="float">
            <text:p>5.9</text:p>
          </table:table-cell>
          <table:table-cell table:formula="of:=[.H12]+[.F12]" office:value-type="float" office:value="10.596251686208" calcext:value-type="float">
            <text:p>10.6</text:p>
          </table:table-cell>
          <table:table-cell table:formula="of:=[.F12]/[.I12]" office:value-type="percentage" office:value="0.43953156222677" calcext:value-type="percentage">
            <text:p>44.0%</text:p>
          </table:table-cell>
          <table:table-cell/>
          <table:table-cell office:value-type="float" office:value="0.0071" calcext:value-type="float">
            <text:p>0.0071</text:p>
          </table:table-cell>
          <table:table-cell office:value-type="float" office:value="211.5105" calcext:value-type="float">
            <text:p>211.5</text:p>
          </table:table-cell>
          <table:table-cell office:value-type="float" office:value="17.3397" calcext:value-type="float">
            <text:p>17.3</text:p>
          </table:table-cell>
          <table:table-cell office:value-type="percentage" office:value="0.4367" calcext:value-type="percentage">
            <text:p>43.7%</text:p>
          </table:table-cell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13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13]/286250" office:value-type="float" office:value="14.8471615720524" calcext:value-type="float">
            <text:p>14.8</text:p>
          </table:table-cell>
          <table:table-cell table:formula="of:=[.H13]+[.F13]" office:value-type="float" office:value="17.7580284829193" calcext:value-type="float">
            <text:p>17.8</text:p>
          </table:table-cell>
          <table:table-cell table:formula="of:=[.F13]/[.I13]" office:value-type="percentage" office:value="0.163918360287954" calcext:value-type="percentage">
            <text:p>16.4%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4.9375" calcext:value-type="float">
            <text:p>214.9</text:p>
          </table:table-cell>
          <table:table-cell office:value-type="float" office:value="11.6817" calcext:value-type="float">
            <text:p>11.7</text:p>
          </table:table-cell>
          <table:table-cell office:value-type="percentage" office:value="0.4352" calcext:value-type="percentage">
            <text:p>43.5%</text:p>
          </table:table-cell>
          <table:table-cell table:number-columns-repeated="1009"/>
        </table:table-row>
        <table:table-row table:style-name="ro2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596000" calcext:value-type="float">
            <text:p>5.96E+5</text:p>
          </table:table-cell>
          <table:table-cell table:formula="of:=[.E14]/511875" office:value-type="float" office:value="1.16434676434676" calcext:value-type="float">
            <text:p>1.2</text:p>
          </table:table-cell>
          <table:table-cell table:style-name="ce28" office:value-type="float" office:value="6800000" calcext:value-type="float">
            <text:p>6.80E+6</text:p>
          </table:table-cell>
          <table:table-cell table:formula="of:=[.G14]/286250" office:value-type="float" office:value="23.7554585152838" calcext:value-type="float">
            <text:p>23.8</text:p>
          </table:table-cell>
          <table:table-cell table:formula="of:=[.H14]+[.F14]" office:value-type="float" office:value="24.9198052796306" calcext:value-type="float">
            <text:p>24.9</text:p>
          </table:table-cell>
          <table:table-cell table:formula="of:=[.F14]/[.I14]" office:value-type="percentage" office:value="0.0467237504981028" calcext:value-type="percentage">
            <text:p>4.7%</text:p>
          </table:table-cell>
          <table:table-cell table:style-name="ce6"/>
          <table:table-cell table:style-name="ce6" office:value-type="float" office:value="0.0077" calcext:value-type="float">
            <text:p>0.0077</text:p>
          </table:table-cell>
          <table:table-cell table:style-name="ce57" office:value-type="float" office:value="231.4308" calcext:value-type="float">
            <text:p>231.4</text:p>
          </table:table-cell>
          <table:table-cell table:style-name="ce62" office:value-type="float" office:value="8.3363" calcext:value-type="float">
            <text:p>8.3</text:p>
          </table:table-cell>
          <table:table-cell table:style-name="ce69" office:value-type="percentage" office:value="0.4154" calcext:value-type="percentage">
            <text:p>41.5%</text:p>
          </table:table-cell>
          <table:table-cell table:style-name="ce62" table:number-columns-repeated="3"/>
          <table:table-cell table:style-name="ce6" table:number-columns-repeated="1006"/>
        </table:table-row>
        <table:table-row table:style-name="ro2">
          <table:covered-table-cell table:style-name="ce7"/>
          <table:table-cell table:style-name="ce7" office:value-type="string" calcext:value-type="string">
            <text:p>??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15]/511875" office:value-type="float" office:value="0" calcext:value-type="float">
            <text:p>0.0</text:p>
          </table:table-cell>
          <table:table-cell table:style-name="ce29" office:value-type="float" office:value="8500000" calcext:value-type="float">
            <text:p>8.50E+6</text:p>
          </table:table-cell>
          <table:table-cell table:style-name="ce37" table:formula="of:=[.G15]/286250" office:value-type="float" office:value="29.6943231441048" calcext:value-type="float">
            <text:p>29.7</text:p>
          </table:table-cell>
          <table:table-cell table:style-name="ce42" table:formula="of:=[.H15]+[.F15]" office:value-type="float" office:value="29.6943231441048" calcext:value-type="float">
            <text:p>29.7</text:p>
          </table:table-cell>
          <table:table-cell table:style-name="ce49" table:formula="of:=[.F15]/[.I15]" office:value-type="percentage" office:value="0" calcext:value-type="percentage">
            <text:p>0.0%</text:p>
          </table:table-cell>
          <table:table-cell table:style-name="ce7"/>
          <table:table-cell table:style-name="ce7" office:value-type="float" office:value="0.0081" calcext:value-type="float">
            <text:p>0.0081</text:p>
          </table:table-cell>
          <table:table-cell table:style-name="ce58" office:value-type="float" office:value="243.8024" calcext:value-type="float">
            <text:p>243.8</text:p>
          </table:table-cell>
          <table:table-cell table:style-name="ce63" office:value-type="float" office:value="6.7845" calcext:value-type="float">
            <text:p>6.8</text:p>
          </table:table-cell>
          <table:table-cell table:style-name="ce70" office:value-type="percentage" office:value="0.4227" calcext:value-type="percentage">
            <text:p>42.3%</text:p>
          </table:table-cell>
          <table:table-cell table:style-name="ce63"/>
          <table:table-cell table:style-name="ce62" table:number-columns-repeated="2"/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880</text:p>
          </table:table-cell>
          <table:table-cell table:style-name="ce11" office:value-type="string" calcext:value-type="string">
            <text:p>??</text:p>
          </table:table-cell>
          <table:table-cell table:style-name="ce11" office:value-type="float" office:value="2" calcext:value-type="float">
            <text:p>2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8800000" calcext:value-type="float">
            <text:p>8.80E+6</text:p>
          </table:table-cell>
          <table:table-cell table:style-name="ce36" table:formula="of:=[.E17]/511875" office:value-type="float" office:value="17.1916971916972" calcext:value-type="float">
            <text:p>17.2</text:p>
          </table:table-cell>
          <table:table-cell table:style-name="ce30" office:value-type="float" office:value="0" calcext:value-type="float">
            <text:p>0.00E+0</text:p>
          </table:table-cell>
          <table:table-cell table:style-name="ce36" table:formula="of:=[.G17]/286250" office:value-type="float" office:value="0" calcext:value-type="float">
            <text:p>0.0</text:p>
          </table:table-cell>
          <table:table-cell table:style-name="ce41" table:formula="of:=[.H17]+[.F17]" office:value-type="float" office:value="17.1916971916972" calcext:value-type="float">
            <text:p>17.2</text:p>
          </table:table-cell>
          <table:table-cell table:style-name="ce48" table:formula="of:=[.F17]/[.I17]" office:value-type="percentage" office:value="1" calcext:value-type="percentage">
            <text:p>100.0%</text:p>
          </table:table-cell>
          <table:table-cell table:style-name="ce11"/>
          <table:table-cell table:style-name="ce11" office:value-type="float" office:value="0.0143" calcext:value-type="float">
            <text:p>0.0143</text:p>
          </table:table-cell>
          <table:table-cell table:style-name="ce59" office:value-type="float" office:value="429.6765" calcext:value-type="float">
            <text:p>429.7</text:p>
          </table:table-cell>
          <table:table-cell table:style-name="ce64" office:value-type="float" office:value="37.7261" calcext:value-type="float">
            <text:p>37.7</text:p>
          </table:table-cell>
          <table:table-cell table:style-name="ce71" office:value-type="percentage" office:value="0.2311" calcext:value-type="percentage">
            <text:p>23.1%</text:p>
          </table:table-cell>
          <table:table-cell table:style-name="ce64" office:value-type="float" office:value="6.7567" calcext:value-type="float">
            <text:p>6.8</text:p>
          </table:table-cell>
          <table:table-cell table:style-name="ce62" table:number-columns-repeated="2"/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7040000" calcext:value-type="float">
            <text:p>7.04E+6</text:p>
          </table:table-cell>
          <table:table-cell table:formula="of:=[.E18]/511875" office:value-type="float" office:value="13.7533577533578" calcext:value-type="float">
            <text:p>13.8</text:p>
          </table:table-cell>
          <table:table-cell table:style-name="ce28" office:value-type="float" office:value="1760000" calcext:value-type="float">
            <text:p>1.76E+6</text:p>
          </table:table-cell>
          <table:table-cell table:formula="of:=[.G18]/286250" office:value-type="float" office:value="6.14847161572052" calcext:value-type="float">
            <text:p>6.1</text:p>
          </table:table-cell>
          <table:table-cell table:formula="of:=[.H18]+[.F18]" office:value-type="float" office:value="19.9018293690783" calcext:value-type="float">
            <text:p>19.9</text:p>
          </table:table-cell>
          <table:table-cell table:formula="of:=[.F18]/[.I18]" office:value-type="percentage" office:value="0.691059977367031" calcext:value-type="percentage">
            <text:p>69.1%</text:p>
          </table:table-cell>
          <table:table-cell table:style-name="ce6" table:number-columns-repeated="2"/>
          <table:table-cell table:style-name="ce57"/>
          <table:table-cell table:style-name="ce62"/>
          <table:table-cell table:style-name="ce69"/>
          <table:table-cell table:style-name="ce62" table:number-columns-repeated="3"/>
          <table:table-cell table:style-name="ce6" table:number-columns-repeated="1006"/>
        </table:table-row>
        <table:table-row table:style-name="ro2">
          <table:covered-table-cell table:style-name="ce6"/>
          <table:table-cell table:style-name="ce6" office:value-type="string" calcext:value-type="string">
            <text:p>no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4400000" calcext:value-type="float">
            <text:p>4.40E+6</text:p>
          </table:table-cell>
          <table:table-cell table:formula="of:=[.E19]/511875" office:value-type="float" office:value="8.5958485958486" calcext:value-type="float">
            <text:p>8.6</text:p>
          </table:table-cell>
          <table:table-cell table:style-name="ce28" office:value-type="float" office:value="4400000" calcext:value-type="float">
            <text:p>4.40E+6</text:p>
          </table:table-cell>
          <table:table-cell table:formula="of:=[.G19]/286250" office:value-type="float" office:value="15.3711790393013" calcext:value-type="float">
            <text:p>15.4</text:p>
          </table:table-cell>
          <table:table-cell table:formula="of:=[.H19]+[.F19]" office:value-type="float" office:value="23.9670276351499" calcext:value-type="float">
            <text:p>24.0</text:p>
          </table:table-cell>
          <table:table-cell table:formula="of:=[.F19]/[.I19]" office:value-type="percentage" office:value="0.358653093187157" calcext:value-type="percentage">
            <text:p>35.9%</text:p>
          </table:table-cell>
          <table:table-cell table:style-name="ce6" table:number-columns-repeated="2"/>
          <table:table-cell table:style-name="ce57"/>
          <table:table-cell table:style-name="ce62"/>
          <table:table-cell table:style-name="ce69"/>
          <table:table-cell table:style-name="ce62" table:number-columns-repeated="3"/>
          <table:table-cell table:style-name="ce6" table:number-columns-repeated="1006"/>
        </table:table-row>
        <table:table-row table:style-name="ro2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2" calcext:value-type="float">
            <text:p>2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1760000" calcext:value-type="float">
            <text:p>1.76E+6</text:p>
          </table:table-cell>
          <table:table-cell table:formula="of:=[.E20]/511875" office:value-type="float" office:value="3.43833943833944" calcext:value-type="float">
            <text:p>3.4</text:p>
          </table:table-cell>
          <table:table-cell table:style-name="ce28" office:value-type="float" office:value="7040000" calcext:value-type="float">
            <text:p>7.04E+6</text:p>
          </table:table-cell>
          <table:table-cell table:formula="of:=[.G20]/286250" office:value-type="float" office:value="24.5938864628821" calcext:value-type="float">
            <text:p>24.6</text:p>
          </table:table-cell>
          <table:table-cell table:formula="of:=[.H20]+[.F20]" office:value-type="float" office:value="28.0322259012215" calcext:value-type="float">
            <text:p>28.0</text:p>
          </table:table-cell>
          <table:table-cell table:formula="of:=[.F20]/[.I20]" office:value-type="percentage" office:value="0.122656668452062" calcext:value-type="percentage">
            <text:p>12.3%</text:p>
          </table:table-cell>
          <table:table-cell table:style-name="ce6"/>
          <table:table-cell table:style-name="ce6" office:value-type="float" office:value="0.0094" calcext:value-type="float">
            <text:p>0.0094</text:p>
          </table:table-cell>
          <table:table-cell table:style-name="ce57" office:value-type="float" office:value="280.9471" calcext:value-type="float">
            <text:p>280.9</text:p>
          </table:table-cell>
          <table:table-cell table:style-name="ce62" office:value-type="float" office:value="12.7255" calcext:value-type="float">
            <text:p>12.7</text:p>
          </table:table-cell>
          <table:table-cell table:style-name="ce69" office:value-type="percentage" office:value="0.3426" calcext:value-type="percentage">
            <text:p>34.3%</text:p>
          </table:table-cell>
          <table:table-cell office:value-type="float" office:value="1.7092" calcext:value-type="float">
            <text:p>1.7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7" office:value-type="string" calcext:value-type="string">
            <text:p>no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21]/511875" office:value-type="float" office:value="0" calcext:value-type="float">
            <text:p>0.0</text:p>
          </table:table-cell>
          <table:table-cell table:style-name="ce29" office:value-type="float" office:value="8800000" calcext:value-type="float">
            <text:p>8.80E+6</text:p>
          </table:table-cell>
          <table:table-cell table:style-name="ce37" table:formula="of:=[.G21]/286250" office:value-type="float" office:value="30.7423580786026" calcext:value-type="float">
            <text:p>30.7</text:p>
          </table:table-cell>
          <table:table-cell table:style-name="ce42" table:formula="of:=[.H21]+[.F21]" office:value-type="float" office:value="30.7423580786026" calcext:value-type="float">
            <text:p>30.7</text:p>
          </table:table-cell>
          <table:table-cell table:style-name="ce49" table:formula="of:=[.F21]/[.I21]" office:value-type="percentage" office:value="0" calcext:value-type="percentage">
            <text:p>0.0%</text:p>
          </table:table-cell>
          <table:table-cell table:style-name="ce7" table:number-columns-repeated="2"/>
          <table:table-cell table:style-name="ce58"/>
          <table:table-cell table:style-name="ce63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"/>
          <table:table-cell table:style-name="ce12" table:number-columns-repeated="15"/>
          <table:table-cell table:number-columns-repeated="1008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875000" calcext:value-type="float">
            <text:p>8.75E+5</text:p>
          </table:table-cell>
          <table:table-cell table:formula="of:=[.E24]/511875" office:value-type="float" office:value="1.70940170940171" calcext:value-type="float">
            <text:p>1.7</text:p>
          </table:table-cell>
          <table:table-cell office:value-type="float" office:value="2500000" calcext:value-type="float">
            <text:p>2.50E+6</text:p>
          </table:table-cell>
          <table:table-cell table:formula="of:=[.G24]/286250" office:value-type="float" office:value="8.73362445414847" calcext:value-type="float">
            <text:p>8.7</text:p>
          </table:table-cell>
          <table:table-cell table:formula="of:=[.H24]+[.F24]" office:value-type="float" office:value="10.4430261635502" calcext:value-type="float">
            <text:p>10.4</text:p>
          </table:table-cell>
          <table:table-cell table:formula="of:=[.F24]/[.I24]" office:value-type="percentage" office:value="0.163688348820586" calcext:value-type="percentage">
            <text:p>16.4%</text:p>
          </table:table-cell>
          <table:table-cell/>
          <table:table-cell office:value-type="float" office:value="0.0054" calcext:value-type="float">
            <text:p>0.0054</text:p>
          </table:table-cell>
          <table:table-cell office:value-type="float" office:value="160.8702" calcext:value-type="float">
            <text:p>160.9</text:p>
          </table:table-cell>
          <table:table-cell office:value-type="float" office:value="4.6971" calcext:value-type="float">
            <text:p>4.7</text:p>
          </table:table-cell>
          <table:table-cell office:value-type="percentage" office:value="0.6209" calcext:value-type="percentage">
            <text:p>62.1%</text:p>
          </table:table-cell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table:number-columns-repeated="3"/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6"/>
          <table:table-cell table:style-name="ce37"/>
          <table:table-cell table:style-name="ce68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8" table:number-columns-repeated="3"/>
          <table:table-cell table:style-name="ce16"/>
          <table:table-cell table:style-name="ce26"/>
          <table:table-cell table:style-name="ce36"/>
          <table:table-cell table:style-name="ce26"/>
          <table:table-cell table:style-name="ce36"/>
          <table:table-cell table:style-name="ce41"/>
          <table:table-cell table:style-name="ce48"/>
          <table:table-cell table:style-name="ce8" table:number-columns-repeated="2"/>
          <table:table-cell table:style-name="ce55"/>
          <table:table-cell table:style-name="ce36"/>
          <table:table-cell table:style-name="ce67"/>
          <table:table-cell table:style-name="ce36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1.0E-4</text:p>
          </table:table-cell>
          <table:table-cell office:value-type="float" office:value="1750000" calcext:value-type="float">
            <text:p>1.75E+6</text:p>
          </table:table-cell>
          <table:table-cell table:formula="of:=[.E32]/511875" office:value-type="float" office:value="3.41880341880342" calcext:value-type="float">
            <text:p>3.4</text:p>
          </table:table-cell>
          <table:table-cell office:value-type="float" office:value="5000000" calcext:value-type="float">
            <text:p>5.00E+6</text:p>
          </table:table-cell>
          <table:table-cell table:formula="of:=[.G32]/286250" office:value-type="float" office:value="17.4672489082969" calcext:value-type="float">
            <text:p>17.5</text:p>
          </table:table-cell>
          <table:table-cell table:formula="of:=[.H32]+[.F32]" office:value-type="float" office:value="20.8860523271004" calcext:value-type="float">
            <text:p>20.9</text:p>
          </table:table-cell>
          <table:table-cell table:formula="of:=[.F32]/[.I32]" office:value-type="percentage" office:value="0.163688348820586" calcext:value-type="percentage">
            <text:p>16.4%</text:p>
          </table:table-cell>
          <table:table-cell/>
          <table:table-cell office:value-type="float" office:value="0.0079" calcext:value-type="float">
            <text:p>0.0079</text:p>
          </table:table-cell>
          <table:table-cell office:value-type="float" office:value="237.2941" calcext:value-type="float">
            <text:p>237.3</text:p>
          </table:table-cell>
          <table:table-cell office:value-type="float" office:value="13.7351" calcext:value-type="float">
            <text:p>13.7</text:p>
          </table:table-cell>
          <table:table-cell office:value-type="percentage" office:value="0.4032" calcext:value-type="percentage">
            <text:p>40.3%</text:p>
          </table:table-cell>
          <table:table-cell table:number-columns-repeated="1009"/>
        </table:table-row>
        <table:table-row table:style-name="ro2">
          <table:table-cell table:style-name="ce5" table:number-columns-repeated="3"/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6"/>
          <table:table-cell table:style-name="ce37"/>
          <table:table-cell table:style-name="ce68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35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35]/286250" office:value-type="float" office:value="0" calcext:value-type="float">
            <text:p>0.0</text:p>
          </table:table-cell>
          <table:table-cell table:style-name="ce41" table:formula="of:=[.H35]+[.F35]" office:value-type="float" office:value="8.5958485958486" calcext:value-type="float">
            <text:p>8.6</text:p>
          </table:table-cell>
          <table:table-cell table:style-name="ce48" table:formula="of:=[.F35]/[.I35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1" calcext:value-type="float">
            <text:p>0.01</text:p>
          </table:table-cell>
          <table:table-cell table:style-name="ce55" office:value-type="float" office:value="300.5358" calcext:value-type="float">
            <text:p>300.5</text:p>
          </table:table-cell>
          <table:table-cell table:style-name="ce36" office:value-type="float" office:value="19.1434" calcext:value-type="float">
            <text:p>19.1</text:p>
          </table:table-cell>
          <table:table-cell table:style-name="ce67" office:value-type="percentage" office:value="0.3103" calcext:value-type="percentage">
            <text:p>31.0%</text:p>
          </table:table-cell>
          <table:table-cell table:style-name="ce36" office:value-type="float" office:value="5.912" calcext:value-type="float">
            <text:p>5.9</text:p>
          </table:table-cell>
          <table:table-cell office:value-type="float" office:value="3.7925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3520000" calcext:value-type="float">
            <text:p>3.52E+6</text:p>
          </table:table-cell>
          <table:table-cell table:formula="of:=[.E36]/511875" office:value-type="float" office:value="6.87667887667888" calcext:value-type="float">
            <text:p>6.9</text:p>
          </table:table-cell>
          <table:table-cell office:value-type="float" office:value="880000" calcext:value-type="float">
            <text:p>8.80E+5</text:p>
          </table:table-cell>
          <table:table-cell table:formula="of:=[.G36]/286250" office:value-type="float" office:value="3.07423580786026" calcext:value-type="float">
            <text:p>3.1</text:p>
          </table:table-cell>
          <table:table-cell table:formula="of:=[.H36]+[.F36]" office:value-type="float" office:value="9.95091468453914" calcext:value-type="float">
            <text:p>10.0</text:p>
          </table:table-cell>
          <table:table-cell table:formula="of:=[.F36]/[.I36]" office:value-type="percentage" office:value="0.691059977367031" calcext:value-type="percentage">
            <text:p>69.1%</text:p>
          </table:table-cell>
          <table:table-cell/>
          <table:table-cell office:value-type="float" office:value="0.0092" calcext:value-type="float">
            <text:p>0.0092</text:p>
          </table:table-cell>
          <table:table-cell office:value-type="float" office:value="276.7018" calcext:value-type="float">
            <text:p>276.7</text:p>
          </table:table-cell>
          <table:table-cell office:value-type="float" office:value="15.2636" calcext:value-type="float">
            <text:p>15.3</text:p>
          </table:table-cell>
          <table:table-cell office:value-type="percentage" office:value="0.3539" calcext:value-type="percentage">
            <text:p>35.4%</text:p>
          </table:table-cell>
          <table:table-cell office:value-type="float" office:value="4.7773" calcext:value-type="float">
            <text:p>4.8</text:p>
          </table:table-cell>
          <table:table-cell office:value-type="float" office:value="3.7792" calcext:value-type="float">
            <text:p>3.8</text:p>
          </table:table-cell>
          <table:table-cell office:value-type="float" office:value="2.1645" calcext:value-type="float">
            <text:p>2.2</text:p>
          </table:table-cell>
          <table:table-cell table:number-columns-repeated="1006"/>
        </table:table-row>
        <table:table-row table:style-name="ro2">
          <table:covered-table-cell table:style-name="ce6"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37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37]/286250" office:value-type="float" office:value="7.68558951965066" calcext:value-type="float">
            <text:p>7.7</text:p>
          </table:table-cell>
          <table:table-cell table:formula="of:=[.H37]+[.F37]" office:value-type="float" office:value="11.983513817575" calcext:value-type="float">
            <text:p>12.0</text:p>
          </table:table-cell>
          <table:table-cell table:formula="of:=[.F37]/[.I37]" office:value-type="percentage" office:value="0.358653093187157" calcext:value-type="percentage">
            <text:p>35.9%</text:p>
          </table:table-cell>
          <table:table-cell/>
          <table:table-cell office:value-type="float" office:value="0.007" calcext:value-type="float">
            <text:p>0.007</text:p>
          </table:table-cell>
          <table:table-cell office:value-type="float" office:value="210.1513" calcext:value-type="float">
            <text:p>210.2</text:p>
          </table:table-cell>
          <table:table-cell office:value-type="float" office:value="12.4484" calcext:value-type="float">
            <text:p>12.4</text:p>
          </table:table-cell>
          <table:table-cell office:value-type="percentage" office:value="0.4386" calcext:value-type="percentage">
            <text:p>43.9%</text:p>
          </table:table-cell>
          <table:table-cell table:style-name="ce62" office:value-type="float" office:value="3.0849" calcext:value-type="float">
            <text:p>3.1</text:p>
          </table:table-cell>
          <table:table-cell table:style-name="ce62" office:value-type="float" office:value="3.2127" calcext:value-type="float">
            <text:p>3.2</text:p>
          </table:table-cell>
          <table:table-cell table:style-name="ce62" office:value-type="float" office:value="1.7454" calcext:value-type="float">
            <text:p>1.7</text:p>
          </table:table-cell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38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38]/286250" office:value-type="float" office:value="12.296943231441" calcext:value-type="float">
            <text:p>12.3</text:p>
          </table:table-cell>
          <table:table-cell table:formula="of:=[.H38]+[.F38]" office:value-type="float" office:value="14.0161129506108" calcext:value-type="float">
            <text:p>14.0</text:p>
          </table:table-cell>
          <table:table-cell table:formula="of:=[.F38]/[.I38]" office:value-type="percentage" office:value="0.122656668452062" calcext:value-type="percentage">
            <text:p>12.3%</text:p>
          </table:table-cell>
          <table:table-cell/>
          <table:table-cell office:value-type="float" office:value="0.0051" calcext:value-type="float">
            <text:p>0.0051</text:p>
          </table:table-cell>
          <table:table-cell office:value-type="float" office:value="151.781" calcext:value-type="float">
            <text:p>151.8</text:p>
          </table:table-cell>
          <table:table-cell office:value-type="float" office:value="6.8719" calcext:value-type="float">
            <text:p>6.9</text:p>
          </table:table-cell>
          <table:table-cell office:value-type="percentage" office:value="0.6003" calcext:value-type="percentage">
            <text:p>60.0%</text:p>
          </table:table-cell>
          <table:table-cell office:value-type="float" office:value="2.3481" calcext:value-type="float">
            <text:p>2.3</text:p>
          </table:table-cell>
          <table:table-cell office:value-type="float" office:value="2.4111" calcext:value-type="float">
            <text:p>2.4</text:p>
          </table:table-cell>
          <table:table-cell office:value-type="float" office:value="1.0663" calcext:value-type="float">
            <text:p>1.1</text:p>
          </table:table-cell>
          <table:table-cell table:number-columns-repeated="1006"/>
        </table:table-row>
        <table:table-row table:style-name="ro2">
          <table:covered-table-cell table:style-name="ce5"/>
          <table:table-cell table:style-name="ce13" office:value-type="string" calcext:value-type="string">
            <text:p>ok</text:p>
          </table:table-cell>
          <table:table-cell table:style-name="ce13" office:value-type="float" office:value="0" calcext:value-type="float">
            <text:p>0</text:p>
          </table:table-cell>
          <table:table-cell table:style-name="ce21" office:value-type="float" office:value="0.0001" calcext:value-type="float">
            <text:p>1.0E-4</text:p>
          </table:table-cell>
          <table:table-cell table:style-name="ce31" office:value-type="float" office:value="0" calcext:value-type="float">
            <text:p>0.00E+0</text:p>
          </table:table-cell>
          <table:table-cell table:style-name="ce38" table:formula="of:=[.E39]/511875" office:value-type="float" office:value="0" calcext:value-type="float">
            <text:p>0.0</text:p>
          </table:table-cell>
          <table:table-cell table:style-name="ce31" office:value-type="float" office:value="4400000" calcext:value-type="float">
            <text:p>4.40E+6</text:p>
          </table:table-cell>
          <table:table-cell table:style-name="ce37" table:formula="of:=[.G39]/286250" office:value-type="float" office:value="15.3711790393013" calcext:value-type="float">
            <text:p>15.4</text:p>
          </table:table-cell>
          <table:table-cell table:style-name="ce42" table:formula="of:=[.H39]+[.F39]" office:value-type="float" office:value="15.3711790393013" calcext:value-type="float">
            <text:p>15.4</text:p>
          </table:table-cell>
          <table:table-cell table:style-name="ce49" table:formula="of:=[.F39]/[.I39]" office:value-type="percentage" office:value="0" calcext:value-type="percentage">
            <text:p>0.0%</text:p>
          </table:table-cell>
          <table:table-cell table:style-name="ce7"/>
          <table:table-cell table:style-name="ce5" office:value-type="float" office:value="0.0046" calcext:value-type="float">
            <text:p>0.0046</text:p>
          </table:table-cell>
          <table:table-cell table:style-name="ce56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68" office:value-type="percentage" office:value="0.6351" calcext:value-type="percentage">
            <text:p>63.5%</text:p>
          </table:table-cell>
          <table:table-cell table:style-name="ce37" office:value-type="float" office:value="0.3997" calcext:value-type="float">
            <text:p>0.4</text:p>
          </table:table-cell>
          <table:table-cell office:value-type="float" office:value="2.1845" calcext:value-type="float">
            <text:p>2.2</text:p>
          </table:table-cell>
          <table:table-cell office:value-type="float" office:value="0.7913" calcext:value-type="float">
            <text:p>0.8</text:p>
          </table:table-cell>
          <table:table-cell table:number-columns-repeated="1006"/>
        </table:table-row>
        <table:table-row table:style-name="ro2">
          <table:table-cell table:style-name="ce6"/>
          <table:table-cell table:number-columns-repeated="14"/>
          <table:table-cell table:style-name="ce62" table:number-columns-repeated="3"/>
          <table:table-cell table:style-name="ce6"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41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41]/286250" office:value-type="float" office:value="0" calcext:value-type="float">
            <text:p>0.0</text:p>
          </table:table-cell>
          <table:table-cell table:style-name="ce41" table:formula="of:=[.H41]+[.F41]" office:value-type="float" office:value="8.5958485958486" calcext:value-type="float">
            <text:p>8.6</text:p>
          </table:table-cell>
          <table:table-cell table:style-name="ce48" table:formula="of:=[.F41]/[.I41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094" calcext:value-type="float">
            <text:p>0.0094</text:p>
          </table:table-cell>
          <table:table-cell table:style-name="ce55" office:value-type="float" office:value="281.8623" calcext:value-type="float">
            <text:p>281.9</text:p>
          </table:table-cell>
          <table:table-cell table:style-name="ce36" office:value-type="float" office:value="24.782" calcext:value-type="float">
            <text:p>24.8</text:p>
          </table:table-cell>
          <table:table-cell table:style-name="ce67" office:value-type="percentage" office:value="0.3263" calcext:value-type="percentage">
            <text:p>32.6%</text:p>
          </table:table-cell>
          <table:table-cell table:style-name="ce36"/>
          <table:table-cell table:number-columns-repeated="1008"/>
        </table:table-row>
        <table:table-row table:style-name="ro2">
          <table:covered-table-cell table:style-name="ce6"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E42]/511875" office:value-type="float" office:value="6.87667887667888" calcext:value-type="float">
            <text:p>6.9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G42]/286250" office:value-type="float" office:value="3.07423580786026" calcext:value-type="float">
            <text:p>3.1</text:p>
          </table:table-cell>
          <table:table-cell table:formula="of:=[.H42]+[.F42]" office:value-type="float" office:value="9.95091468453914" calcext:value-type="float">
            <text:p>10.0</text:p>
          </table:table-cell>
          <table:table-cell table:formula="of:=[.F42]/[.I42]" office:value-type="percentage" office:value="0.691059977367031" calcext:value-type="percentage">
            <text:p>69.1%</text:p>
          </table:table-cell>
          <table:table-cell table:style-name="ce6"/>
          <table:table-cell table:style-name="ce6" office:value-type="float" office:value="0.0091" calcext:value-type="float">
            <text:p>0.0091</text:p>
          </table:table-cell>
          <table:table-cell table:style-name="ce57" office:value-type="float" office:value="272.6589" calcext:value-type="float">
            <text:p>272.7</text:p>
          </table:table-cell>
          <table:table-cell table:style-name="ce62" office:value-type="float" office:value="16.8931" calcext:value-type="float">
            <text:p>16.9</text:p>
          </table:table-cell>
          <table:table-cell table:style-name="ce69" office:value-type="percentage" office:value="0.3762" calcext:value-type="percentage">
            <text:p>37.6%</text:p>
          </table:table-cell>
          <table:table-cell table:style-name="ce62" table:number-columns-repeated="3"/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43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43]/286250" office:value-type="float" office:value="7.68558951965066" calcext:value-type="float">
            <text:p>7.7</text:p>
          </table:table-cell>
          <table:table-cell table:formula="of:=[.H43]+[.F43]" office:value-type="float" office:value="11.983513817575" calcext:value-type="float">
            <text:p>12.0</text:p>
          </table:table-cell>
          <table:table-cell table:formula="of:=[.F43]/[.I43]" office:value-type="percentage" office:value="0.358653093187157" calcext:value-type="percentage">
            <text:p>35.9%</text:p>
          </table:table-cell>
          <table:table-cell/>
          <table:table-cell office:value-type="float" office:value="0.0069" calcext:value-type="float">
            <text:p>0.0069</text:p>
          </table:table-cell>
          <table:table-cell office:value-type="float" office:value="206.7274" calcext:value-type="float">
            <text:p>206.7</text:p>
          </table:table-cell>
          <table:table-cell office:value-type="float" office:value="14.1882" calcext:value-type="float">
            <text:p>14.2</text:p>
          </table:table-cell>
          <table:table-cell office:value-type="percentage" office:value="0.4567" calcext:value-type="percentage">
            <text:p>45.7%</text:p>
          </table:table-cell>
          <table:table-cell table:number-columns-repeated="1009"/>
        </table:table-row>
        <table:table-row table:style-name="ro2">
          <table:covered-table-cell/>
          <table:table-cell table:style-name="ce6" office:value-type="string" calcext:value-type="string">
            <text:p>??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E44]/511875" office:value-type="float" office:value="1.71916971916972" calcext:value-type="float">
            <text:p>1.7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G44]/286250" office:value-type="float" office:value="12.296943231441" calcext:value-type="float">
            <text:p>12.3</text:p>
          </table:table-cell>
          <table:table-cell table:formula="of:=[.H44]+[.F44]" office:value-type="float" office:value="14.0161129506108" calcext:value-type="float">
            <text:p>14.0</text:p>
          </table:table-cell>
          <table:table-cell table:formula="of:=[.F44]/[.I44]" office:value-type="percentage" office:value="0.122656668452062" calcext:value-type="percentage">
            <text:p>12.3%</text:p>
          </table:table-cell>
          <table:table-cell table:style-name="ce6"/>
          <table:table-cell table:style-name="ce6" office:value-type="float" office:value="0.0054" calcext:value-type="float">
            <text:p>0.0054</text:p>
          </table:table-cell>
          <table:table-cell table:style-name="ce57" office:value-type="float" office:value="160.7474" calcext:value-type="float">
            <text:p>160.7</text:p>
          </table:table-cell>
          <table:table-cell table:style-name="ce62" office:value-type="float" office:value="7.0467" calcext:value-type="float">
            <text:p>7.0</text:p>
          </table:table-cell>
          <table:table-cell table:style-name="ce69" office:value-type="percentage" office:value="0.5726" calcext:value-type="percentage">
            <text:p>57.3%</text:p>
          </table:table-cell>
          <table:table-cell table:number-columns-repeated="1009"/>
        </table:table-row>
        <table:table-row table:style-name="ro2">
          <table:covered-table-cell table:style-name="ce7"/>
          <table:table-cell table:style-name="ce5" office:value-type="string" calcext:value-type="string">
            <text:p>ok</text:p>
          </table:table-cell>
          <table:table-cell table:style-name="ce5" office:value-type="float" office:value="1" calcext:value-type="float">
            <text:p>1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45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45]/286250" office:value-type="float" office:value="15.3711790393013" calcext:value-type="float">
            <text:p>15.4</text:p>
          </table:table-cell>
          <table:table-cell table:style-name="ce42" table:formula="of:=[.H45]+[.F45]" office:value-type="float" office:value="15.3711790393013" calcext:value-type="float">
            <text:p>15.4</text:p>
          </table:table-cell>
          <table:table-cell table:style-name="ce49" table:formula="of:=[.F45]/[.I45]" office:value-type="percentage" office:value="0" calcext:value-type="percentage">
            <text:p>0.0%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6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68" office:value-type="percentage" office:value="0.6351" calcext:value-type="percentage">
            <text:p>63.5%</text:p>
          </table:table-cell>
          <table:table-cell table:style-name="ce63"/>
          <table:table-cell table:style-name="ce62" table:number-columns-repeated="2"/>
          <table:table-cell table:style-name="ce6" table:number-columns-repeated="1006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1_850</text:p>
          </table:table-cell>
          <table:table-cell table:style-name="ce11" office:value-type="string" calcext:value-type="string">
            <text:p>??</text:p>
          </table:table-cell>
          <table:table-cell table:style-name="ce11" office:value-type="float" office:value="1" calcext:value-type="float">
            <text:p>1</text:p>
          </table:table-cell>
          <table:table-cell table:style-name="ce20" office:value-type="float" office:value="0.0001" calcext:value-type="float">
            <text:p>1.0E-4</text:p>
          </table:table-cell>
          <table:table-cell table:style-name="ce30" office:value-type="float" office:value="2980000" calcext:value-type="float">
            <text:p>2.98E+6</text:p>
          </table:table-cell>
          <table:table-cell table:style-name="ce36" table:formula="of:=[.E47]/511875" office:value-type="float" office:value="5.82173382173382" calcext:value-type="float">
            <text:p>5.8</text:p>
          </table:table-cell>
          <table:table-cell table:style-name="ce30" office:value-type="float" office:value="0" calcext:value-type="float">
            <text:p>0.00E+0</text:p>
          </table:table-cell>
          <table:table-cell table:style-name="ce36" table:formula="of:=[.G47]/286250" office:value-type="float" office:value="0" calcext:value-type="float">
            <text:p>0.0</text:p>
          </table:table-cell>
          <table:table-cell table:style-name="ce41" table:formula="of:=[.H47]+[.F47]" office:value-type="float" office:value="5.82173382173382" calcext:value-type="float">
            <text:p>5.8</text:p>
          </table:table-cell>
          <table:table-cell table:style-name="ce48" table:formula="of:=[.F47]/[.I47]" office:value-type="percentage" office:value="1" calcext:value-type="percentage">
            <text:p>100.0%</text:p>
          </table:table-cell>
          <table:table-cell table:style-name="ce11"/>
          <table:table-cell table:style-name="ce11" office:value-type="float" office:value="0.0087" calcext:value-type="float">
            <text:p>0.0087</text:p>
          </table:table-cell>
          <table:table-cell table:style-name="ce59" office:value-type="float" office:value="261.1989" calcext:value-type="float">
            <text:p>261.2</text:p>
          </table:table-cell>
          <table:table-cell table:style-name="ce64" office:value-type="float" office:value="11.5206" calcext:value-type="float">
            <text:p>11.5</text:p>
          </table:table-cell>
          <table:table-cell table:style-name="ce71" office:value-type="percentage" office:value="0.4597" calcext:value-type="percentage">
            <text:p>46.0%</text:p>
          </table:table-cell>
          <table:table-cell table:style-name="ce36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2384000" calcext:value-type="float">
            <text:p>2.38E+6</text:p>
          </table:table-cell>
          <table:table-cell table:formula="of:=[.E48]/511875" office:value-type="float" office:value="4.65738705738706" calcext:value-type="float">
            <text:p>4.7</text:p>
          </table:table-cell>
          <table:table-cell office:value-type="float" office:value="1700000" calcext:value-type="float">
            <text:p>1.70E+6</text:p>
          </table:table-cell>
          <table:table-cell table:formula="of:=[.G48]/286250" office:value-type="float" office:value="5.93886462882096" calcext:value-type="float">
            <text:p>5.9</text:p>
          </table:table-cell>
          <table:table-cell table:formula="of:=[.H48]+[.F48]" office:value-type="float" office:value="10.596251686208" calcext:value-type="float">
            <text:p>10.6</text:p>
          </table:table-cell>
          <table:table-cell table:formula="of:=[.F48]/[.I48]" office:value-type="percentage" office:value="0.43953156222677" calcext:value-type="percentage">
            <text:p>44.0%</text:p>
          </table:table-cell>
          <table:table-cell/>
          <table:table-cell office:value-type="float" office:value="0.0072" calcext:value-type="float">
            <text:p>0.0072</text:p>
          </table:table-cell>
          <table:table-cell office:value-type="float" office:value="216.5487" calcext:value-type="float">
            <text:p>216.5</text:p>
          </table:table-cell>
          <table:table-cell office:value-type="float" office:value="13.8986" calcext:value-type="float">
            <text:p>13.9</text:p>
          </table:table-cell>
          <table:table-cell office:value-type="percentage" office:value="0.4616" calcext:value-type="percentage">
            <text:p>46.2%</text:p>
          </table:table-cell>
          <table:table-cell table:number-columns-repeated="1009"/>
        </table:table-row>
        <table:table-row table:style-name="ro2">
          <table:covered-table-cell table:style-name="ce6"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1490000" calcext:value-type="float">
            <text:p>1.49E+6</text:p>
          </table:table-cell>
          <table:table-cell table:formula="of:=[.E49]/511875" office:value-type="float" office:value="2.91086691086691" calcext:value-type="float">
            <text:p>2.9</text:p>
          </table:table-cell>
          <table:table-cell office:value-type="float" office:value="4250000" calcext:value-type="float">
            <text:p>4.25E+6</text:p>
          </table:table-cell>
          <table:table-cell table:formula="of:=[.G49]/286250" office:value-type="float" office:value="14.8471615720524" calcext:value-type="float">
            <text:p>14.8</text:p>
          </table:table-cell>
          <table:table-cell table:formula="of:=[.H49]+[.F49]" office:value-type="float" office:value="17.7580284829193" calcext:value-type="float">
            <text:p>17.8</text:p>
          </table:table-cell>
          <table:table-cell table:formula="of:=[.F49]/[.I49]" office:value-type="percentage" office:value="0.163918360287954" calcext:value-type="percentage">
            <text:p>16.4%</text:p>
          </table:table-cell>
          <table:table-cell/>
          <table:table-cell office:value-type="float" office:value="0.0068" calcext:value-type="float">
            <text:p>0.0068</text:p>
          </table:table-cell>
          <table:table-cell office:value-type="float" office:value="203.7434" calcext:value-type="float">
            <text:p>203.7</text:p>
          </table:table-cell>
          <table:table-cell office:value-type="float" office:value="10.8146" calcext:value-type="float">
            <text:p>10.8</text:p>
          </table:table-cell>
          <table:table-cell office:value-type="percentage" office:value="0.4601" calcext:value-type="percentage">
            <text:p>46.0%</text:p>
          </table:table-cell>
          <table:table-cell table:style-name="ce62" table:number-columns-repeated="3"/>
          <table:table-cell table:style-name="ce6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1.0E-4</text:p>
          </table:table-cell>
          <table:table-cell office:value-type="float" office:value="596000" calcext:value-type="float">
            <text:p>5.96E+5</text:p>
          </table:table-cell>
          <table:table-cell table:formula="of:=[.E50]/511875" office:value-type="float" office:value="1.16434676434676" calcext:value-type="float">
            <text:p>1.2</text:p>
          </table:table-cell>
          <table:table-cell office:value-type="float" office:value="6800000" calcext:value-type="float">
            <text:p>6.80E+6</text:p>
          </table:table-cell>
          <table:table-cell table:formula="of:=[.G50]/286250" office:value-type="float" office:value="23.7554585152838" calcext:value-type="float">
            <text:p>23.8</text:p>
          </table:table-cell>
          <table:table-cell table:formula="of:=[.H50]+[.F50]" office:value-type="float" office:value="24.9198052796306" calcext:value-type="float">
            <text:p>24.9</text:p>
          </table:table-cell>
          <table:table-cell table:formula="of:=[.F50]/[.I50]" office:value-type="percentage" office:value="0.0467237504981028" calcext:value-type="percentage">
            <text:p>4.7%</text:p>
          </table:table-cell>
          <table:table-cell/>
          <table:table-cell office:value-type="float" office:value="0.0074" calcext:value-type="float">
            <text:p>0.0074</text:p>
          </table:table-cell>
          <table:table-cell office:value-type="float" office:value="222.5505" calcext:value-type="float">
            <text:p>222.6</text:p>
          </table:table-cell>
          <table:table-cell office:value-type="float" office:value="8.0202" calcext:value-type="float">
            <text:p>8.0</text:p>
          </table:table-cell>
          <table:table-cell office:value-type="percentage" office:value="0.4396" calcext:value-type="percentage">
            <text:p>44.0%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7" office:value-type="string" calcext:value-type="string">
            <text:p>no</text:p>
          </table:table-cell>
          <table:table-cell table:style-name="ce7" office:value-type="float" office:value="1" calcext:value-type="float">
            <text:p>1</text:p>
          </table:table-cell>
          <table:table-cell table:style-name="ce19" office:value-type="float" office:value="0.0001" calcext:value-type="float">
            <text:p>1.0E-4</text:p>
          </table:table-cell>
          <table:table-cell table:style-name="ce29" office:value-type="float" office:value="0" calcext:value-type="float">
            <text:p>0.00E+0</text:p>
          </table:table-cell>
          <table:table-cell table:style-name="ce37" table:formula="of:=[.E51]/511875" office:value-type="float" office:value="0" calcext:value-type="float">
            <text:p>0.0</text:p>
          </table:table-cell>
          <table:table-cell table:style-name="ce29" office:value-type="float" office:value="8500000" calcext:value-type="float">
            <text:p>8.50E+6</text:p>
          </table:table-cell>
          <table:table-cell table:style-name="ce37" table:formula="of:=[.G51]/286250" office:value-type="float" office:value="29.6943231441048" calcext:value-type="float">
            <text:p>29.7</text:p>
          </table:table-cell>
          <table:table-cell table:style-name="ce42" table:formula="of:=[.H51]+[.F51]" office:value-type="float" office:value="29.6943231441048" calcext:value-type="float">
            <text:p>29.7</text:p>
          </table:table-cell>
          <table:table-cell table:style-name="ce49" table:formula="of:=[.F51]/[.I51]" office:value-type="percentage" office:value="0" calcext:value-type="percentage">
            <text:p>0.0%</text:p>
          </table:table-cell>
          <table:table-cell table:style-name="ce7" table:number-columns-repeated="2"/>
          <table:table-cell table:style-name="ce58"/>
          <table:table-cell table:style-name="ce63"/>
          <table:table-cell table:style-name="ce70"/>
          <table:table-cell table:style-name="ce37"/>
          <table:table-cell table:number-columns-repeated="1008"/>
        </table:table-row>
        <table:table-row table:style-name="ro2">
          <table:table-cell table:style-name="ce6"/>
          <table:table-cell table:number-columns-repeated="14"/>
          <table:table-cell table:style-name="ce62" table:number-columns-repeated="3"/>
          <table:table-cell table:style-name="ce6" table:number-columns-repeated="1006"/>
        </table:table-row>
        <table:table-row table:style-name="ro2">
          <table:table-cell table:style-name="ce4" office:value-type="string" calcext:value-type="string" table:number-columns-spanned="1" table:number-rows-spanned="5">
            <text:p>q4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4" calcext:value-type="float">
            <text:p>4</text:p>
          </table:table-cell>
          <table:table-cell table:style-name="ce16" office:value-type="float" office:value="0.0001" calcext:value-type="float">
            <text:p>1.0E-4</text:p>
          </table:table-cell>
          <table:table-cell table:style-name="ce26" office:value-type="float" office:value="4400000" calcext:value-type="float">
            <text:p>4.40E+6</text:p>
          </table:table-cell>
          <table:table-cell table:style-name="ce36" table:formula="of:=[.E53]/511875" office:value-type="float" office:value="8.5958485958486" calcext:value-type="float">
            <text:p>8.6</text:p>
          </table:table-cell>
          <table:table-cell table:style-name="ce26" office:value-type="float" office:value="0" calcext:value-type="float">
            <text:p>0.00E+0</text:p>
          </table:table-cell>
          <table:table-cell table:style-name="ce36" table:formula="of:=[.G53]/286250" office:value-type="float" office:value="0" calcext:value-type="float">
            <text:p>0.0</text:p>
          </table:table-cell>
          <table:table-cell table:style-name="ce41" table:formula="of:=[.H53]+[.F53]" office:value-type="float" office:value="8.5958485958486" calcext:value-type="float">
            <text:p>8.6</text:p>
          </table:table-cell>
          <table:table-cell table:style-name="ce48" table:formula="of:=[.F53]/[.I53]" office:value-type="percentage" office:value="1" calcext:value-type="percentage">
            <text:p>100.0%</text:p>
          </table:table-cell>
          <table:table-cell table:style-name="ce8"/>
          <table:table-cell table:style-name="ce8" office:value-type="float" office:value="0.0108" calcext:value-type="float">
            <text:p>0.0108</text:p>
          </table:table-cell>
          <table:table-cell table:style-name="ce55" office:value-type="float" office:value="322.6105" calcext:value-type="float">
            <text:p>322.6</text:p>
          </table:table-cell>
          <table:table-cell table:style-name="ce36" office:value-type="float" office:value="27.035" calcext:value-type="float">
            <text:p>27.0</text:p>
          </table:table-cell>
          <table:table-cell table:style-name="ce67" office:value-type="percentage" office:value="0.3752" calcext:value-type="percentage">
            <text:p>37.5%</text:p>
          </table:table-cell>
          <table:table-cell table:style-name="ce36"/>
          <table:table-cell table:number-columns-repeated="1008"/>
        </table:table-row>
        <table:table-row table:style-name="ro2">
          <table:covered-table-cell/>
          <table:table-cell table:style-name="ce6" office:value-type="string" calcext:value-type="string">
            <text:p>no</text:p>
          </table:table-cell>
          <table:table-cell table:style-name="ce6" office:value-type="float" office:value="4" calcext:value-type="float">
            <text:p>4</text:p>
          </table:table-cell>
          <table:table-cell table:style-name="ce18" office:value-type="float" office:value="0.0001" calcext:value-type="float">
            <text:p>1.0E-4</text:p>
          </table:table-cell>
          <table:table-cell table:style-name="ce28" office:value-type="float" office:value="3520000" calcext:value-type="float">
            <text:p>3.52E+6</text:p>
          </table:table-cell>
          <table:table-cell table:formula="of:=[.E54]/511875" office:value-type="float" office:value="6.87667887667888" calcext:value-type="float">
            <text:p>6.9</text:p>
          </table:table-cell>
          <table:table-cell table:style-name="ce28" office:value-type="float" office:value="880000" calcext:value-type="float">
            <text:p>8.80E+5</text:p>
          </table:table-cell>
          <table:table-cell table:formula="of:=[.G54]/286250" office:value-type="float" office:value="3.07423580786026" calcext:value-type="float">
            <text:p>3.1</text:p>
          </table:table-cell>
          <table:table-cell table:formula="of:=[.H54]+[.F54]" office:value-type="float" office:value="9.95091468453914" calcext:value-type="float">
            <text:p>10.0</text:p>
          </table:table-cell>
          <table:table-cell table:formula="of:=[.F54]/[.I54]" office:value-type="percentage" office:value="0.691059977367031" calcext:value-type="percentage">
            <text:p>69.1%</text:p>
          </table:table-cell>
          <table:table-cell table:style-name="ce6"/>
          <table:table-cell table:style-name="ce52" table:number-columns-repeated="2"/>
          <table:table-cell table:style-name="ce65"/>
          <table:table-cell table:style-name="ce72"/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2200000" calcext:value-type="float">
            <text:p>2.20E+6</text:p>
          </table:table-cell>
          <table:table-cell table:formula="of:=[.E55]/511875" office:value-type="float" office:value="4.2979242979243" calcext:value-type="float">
            <text:p>4.3</text:p>
          </table:table-cell>
          <table:table-cell office:value-type="float" office:value="2200000" calcext:value-type="float">
            <text:p>2.20E+6</text:p>
          </table:table-cell>
          <table:table-cell table:formula="of:=[.G55]/286250" office:value-type="float" office:value="7.68558951965066" calcext:value-type="float">
            <text:p>7.7</text:p>
          </table:table-cell>
          <table:table-cell table:formula="of:=[.H55]+[.F55]" office:value-type="float" office:value="11.983513817575" calcext:value-type="float">
            <text:p>12.0</text:p>
          </table:table-cell>
          <table:table-cell table:formula="of:=[.F55]/[.I55]" office:value-type="percentage" office:value="0.358653093187157" calcext:value-type="percentage">
            <text:p>35.9%</text:p>
          </table:table-cell>
          <table:table-cell/>
          <table:table-cell office:value-type="float" office:value="0.0078" calcext:value-type="float">
            <text:p>0.0078</text:p>
          </table:table-cell>
          <table:table-cell office:value-type="float" office:value="233.0194" calcext:value-type="float">
            <text:p>233.0</text:p>
          </table:table-cell>
          <table:table-cell office:value-type="float" office:value="18.4488" calcext:value-type="float">
            <text:p>18.4</text:p>
          </table:table-cell>
          <table:table-cell office:value-type="percentage" office:value="0.4752" calcext:value-type="percentage">
            <text:p>47.5%</text:p>
          </table:table-cell>
          <table:table-cell table:number-columns-repeated="1009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4" calcext:value-type="float">
            <text:p>4</text:p>
          </table:table-cell>
          <table:table-cell office:value-type="float" office:value="0.0001" calcext:value-type="float">
            <text:p>1.0E-4</text:p>
          </table:table-cell>
          <table:table-cell office:value-type="float" office:value="880000" calcext:value-type="float">
            <text:p>8.80E+5</text:p>
          </table:table-cell>
          <table:table-cell table:formula="of:=[.E56]/511875" office:value-type="float" office:value="1.71916971916972" calcext:value-type="float">
            <text:p>1.7</text:p>
          </table:table-cell>
          <table:table-cell office:value-type="float" office:value="3520000" calcext:value-type="float">
            <text:p>3.52E+6</text:p>
          </table:table-cell>
          <table:table-cell table:formula="of:=[.G56]/286250" office:value-type="float" office:value="12.296943231441" calcext:value-type="float">
            <text:p>12.3</text:p>
          </table:table-cell>
          <table:table-cell table:formula="of:=[.H56]+[.F56]" office:value-type="float" office:value="14.0161129506108" calcext:value-type="float">
            <text:p>14.0</text:p>
          </table:table-cell>
          <table:table-cell table:formula="of:=[.F56]/[.I56]" office:value-type="percentage" office:value="0.122656668452062" calcext:value-type="percentage">
            <text:p>12.3%</text:p>
          </table:table-cell>
          <table:table-cell/>
          <table:table-cell office:value-type="float" office:value="0.0063" calcext:value-type="float">
            <text:p>0.0063</text:p>
          </table:table-cell>
          <table:table-cell office:value-type="float" office:value="188.7343" calcext:value-type="float">
            <text:p>188.7</text:p>
          </table:table-cell>
          <table:table-cell office:value-type="float" office:value="6.8001" calcext:value-type="float">
            <text:p>6.8</text:p>
          </table:table-cell>
          <table:table-cell office:value-type="percentage" office:value="0.525" calcext:value-type="percentage">
            <text:p>52.5%</text:p>
          </table:table-cell>
          <table:table-cell table:number-columns-repeated="1009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4" calcext:value-type="float">
            <text:p>4</text:p>
          </table:table-cell>
          <table:table-cell table:style-name="ce17" office:value-type="float" office:value="0.0001" calcext:value-type="float">
            <text:p>1.0E-4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 table:formula="of:=[.E57]/511875" office:value-type="float" office:value="0" calcext:value-type="float">
            <text:p>0.0</text:p>
          </table:table-cell>
          <table:table-cell table:style-name="ce27" office:value-type="float" office:value="4400000" calcext:value-type="float">
            <text:p>4.40E+6</text:p>
          </table:table-cell>
          <table:table-cell table:style-name="ce37" table:formula="of:=[.G57]/286250" office:value-type="float" office:value="15.3711790393013" calcext:value-type="float">
            <text:p>15.4</text:p>
          </table:table-cell>
          <table:table-cell table:style-name="ce42" table:formula="of:=[.H57]+[.F57]" office:value-type="float" office:value="15.3711790393013" calcext:value-type="float">
            <text:p>15.4</text:p>
          </table:table-cell>
          <table:table-cell table:style-name="ce49" table:formula="of:=[.F57]/[.I57]" office:value-type="percentage" office:value="0" calcext:value-type="percentage">
            <text:p>0.0%</text:p>
          </table:table-cell>
          <table:table-cell table:style-name="ce5"/>
          <table:table-cell table:style-name="ce5" office:value-type="float" office:value="0.0046" calcext:value-type="float">
            <text:p>0.0046</text:p>
          </table:table-cell>
          <table:table-cell table:style-name="ce56" office:value-type="float" office:value="139.4812" calcext:value-type="float">
            <text:p>139.5</text:p>
          </table:table-cell>
          <table:table-cell table:style-name="ce37" office:value-type="float" office:value="4.7867" calcext:value-type="float">
            <text:p>4.8</text:p>
          </table:table-cell>
          <table:table-cell table:style-name="ce68" office:value-type="percentage" office:value="0.6351" calcext:value-type="percentage">
            <text:p>63.5%</text:p>
          </table:table-cell>
          <table:table-cell table:style-name="ce37"/>
          <table:table-cell table:number-columns-repeated="1008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EK5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2" calcext:value-type="float">
            <text:p>2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5" office:value-type="float" office:value="522.3" calcext:value-type="float">
            <text:p>522.3</text:p>
          </table:table-cell>
          <table:table-cell table:style-name="ce36" office:value-type="float" office:value="47.3483" calcext:value-type="float">
            <text:p>47.3</text:p>
          </table:table-cell>
          <table:table-cell table:style-name="ce67" office:value-type="percentage" office:value="0.2482" calcext:value-type="percentage">
            <text:p>24.8%</text:p>
          </table:table-cell>
          <table:table-cell table:style-name="ce36" office:value-type="float" office:value="9.2106" calcext:value-type="float">
            <text:p>9.2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6" calcext:value-type="float">
            <text:p>0.0016</text:p>
          </table:table-cell>
          <table:table-cell office:value-type="float" office:value="485.5315" calcext:value-type="float">
            <text:p>485.5</text:p>
          </table:table-cell>
          <table:table-cell office:value-type="float" office:value="42.7953" calcext:value-type="float">
            <text:p>42.8</text:p>
          </table:table-cell>
          <table:table-cell office:value-type="percentage" office:value="0.2575" calcext:value-type="percentage">
            <text:p>25.8%</text:p>
          </table:table-cell>
          <table:table-cell office:value-type="float" office:value="9.7948" calcext:value-type="float">
            <text:p>9.8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4" calcext:value-type="float">
            <text:p>0.0014</text:p>
          </table:table-cell>
          <table:table-cell office:value-type="float" office:value="420.5734" calcext:value-type="float">
            <text:p>420.6</text:p>
          </table:table-cell>
          <table:table-cell office:value-type="float" office:value="33.9514" calcext:value-type="float">
            <text:p>34.0</text:p>
          </table:table-cell>
          <table:table-cell office:value-type="percentage" office:value="0.2977" calcext:value-type="percentage">
            <text:p>29.8%</text:p>
          </table:table-cell>
          <table:table-cell office:value-type="float" office:value="5.336" calcext:value-type="float">
            <text:p>5.3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2" calcext:value-type="float">
            <text:p>0.0012</text:p>
          </table:table-cell>
          <table:table-cell office:value-type="float" office:value="349.5195" calcext:value-type="float">
            <text:p>349.5</text:p>
          </table:table-cell>
          <table:table-cell office:value-type="float" office:value="20.6041" calcext:value-type="float">
            <text:p>20.6</text:p>
          </table:table-cell>
          <table:table-cell office:value-type="percentage" office:value="0.3951" calcext:value-type="percentage">
            <text:p>39.5%</text:p>
          </table:table-cell>
          <table:table-cell office:value-type="float" office:value="4.0197" calcext:value-type="float">
            <text:p>4.0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 office:value-type="string" calcext:value-type="string">
            <text:p>ok</text:p>
          </table:table-cell>
          <table:table-cell table:style-name="ce5" office:value-type="float" office:value="2" calcext:value-type="float">
            <text:p>2</text:p>
          </table:table-cell>
          <table:table-cell table:style-name="ce17" office:value-type="float" office:value="0.00001" calcext:value-type="float">
            <text:p>1.0E-5</text:p>
          </table:table-cell>
          <table:table-cell table:style-name="ce27" office:value-type="float" office:value="0" calcext:value-type="float">
            <text:p>0.00E+0</text:p>
          </table:table-cell>
          <table:table-cell table:style-name="ce37"/>
          <table:table-cell table:style-name="ce27" office:value-type="float" office:value="100000000" calcext:value-type="float">
            <text:p>1.00E+8</text:p>
          </table:table-cell>
          <table:table-cell table:style-name="ce37"/>
          <table:table-cell table:style-name="ce42"/>
          <table:table-cell table:style-name="ce49"/>
          <table:table-cell table:style-name="ce5"/>
          <table:table-cell table:style-name="ce5" office:value-type="float" office:value="0.0012" calcext:value-type="float">
            <text:p>0.0012</text:p>
          </table:table-cell>
          <table:table-cell table:style-name="ce56" office:value-type="float" office:value="367.8192" calcext:value-type="float">
            <text:p>367.8</text:p>
          </table:table-cell>
          <table:table-cell table:style-name="ce37" office:value-type="float" office:value="8.1618" calcext:value-type="float">
            <text:p>8.2</text:p>
          </table:table-cell>
          <table:table-cell table:style-name="ce68" office:value-type="percentage" office:value="0.4746" calcext:value-type="percentage">
            <text:p>47.5%</text:p>
          </table:table-cell>
          <table:table-cell table:style-name="ce37" office:value-type="float" office:value="4.8745" calcext:value-type="float">
            <text:p>4.9</text:p>
          </table:table-cell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0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0" calcext:value-type="float">
            <text:p>0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8" calcext:value-type="float">
            <text:p>0.0018</text:p>
          </table:table-cell>
          <table:table-cell table:style-name="ce55" office:value-type="float" office:value="526.5654" calcext:value-type="float">
            <text:p>526.6</text:p>
          </table:table-cell>
          <table:table-cell table:style-name="ce36" office:value-type="float" office:value="42.3966" calcext:value-type="float">
            <text:p>42.4</text:p>
          </table:table-cell>
          <table:table-cell table:style-name="ce67" office:value-type="percentage" office:value="0.2805" calcext:value-type="percentage">
            <text:p>28.1%</text:p>
          </table:table-cell>
          <table:table-cell table:style-name="ce36" office:value-type="float" office:value="7.7209" calcext:value-type="float">
            <text:p>7.7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80000000" calcext:value-type="float">
            <text:p>8.00E+7</text:p>
          </table:table-cell>
          <table:table-cell/>
          <table:table-cell office:value-type="float" office:value="20000000" calcext:value-type="float">
            <text:p>2.00E+7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0.2388" calcext:value-type="float">
            <text:p>500.2</text:p>
          </table:table-cell>
          <table:table-cell office:value-type="float" office:value="36.1919" calcext:value-type="float">
            <text:p>36.2</text:p>
          </table:table-cell>
          <table:table-cell office:value-type="percentage" office:value="0.2909" calcext:value-type="percentage">
            <text:p>29.1%</text:p>
          </table:table-cell>
          <table:table-cell office:value-type="float" office:value="8.6158" calcext:value-type="float">
            <text:p>8.6</text:p>
          </table:table-cell>
          <table:table-cell table:number-columns-repeated="1008"/>
        </table:table-row>
        <table:table-row table:style-name="ro2">
          <table:covered-table-cell/>
          <table:table-cell table:style-name="ce9" office:value-type="string" calcext:value-type="string">
            <text:p>no</text:p>
          </table:table-cell>
          <table:table-cell table:style-name="ce9" office:value-type="float" office:value="0" calcext:value-type="float">
            <text:p>0</text:p>
          </table:table-cell>
          <table:table-cell table:style-name="ce22" office:value-type="float" office:value="0.00001" calcext:value-type="float">
            <text:p>1.0E-5</text:p>
          </table:table-cell>
          <table:table-cell table:style-name="ce32" office:value-type="float" office:value="50000000" calcext:value-type="float">
            <text:p>5.00E+7</text:p>
          </table:table-cell>
          <table:table-cell table:style-name="ce39"/>
          <table:table-cell table:style-name="ce32" office:value-type="float" office:value="50000000" calcext:value-type="float">
            <text:p>5.00E+7</text:p>
          </table:table-cell>
          <table:table-cell table:style-name="ce39"/>
          <table:table-cell table:style-name="ce43"/>
          <table:table-cell table:style-name="ce50"/>
          <table:table-cell table:style-name="ce9" table:number-columns-repeated="2"/>
          <table:table-cell table:style-name="ce60"/>
          <table:table-cell table:style-name="ce39"/>
          <table:table-cell table:style-name="ce73"/>
          <table:table-cell table:style-name="ce39"/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0" calcext:value-type="float">
            <text:p>0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41.7009" calcext:value-type="float">
            <text:p>341.7</text:p>
          </table:table-cell>
          <table:table-cell office:value-type="float" office:value="17.6743" calcext:value-type="float">
            <text:p>17.7</text:p>
          </table:table-cell>
          <table:table-cell office:value-type="percentage" office:value="0.4193" calcext:value-type="percentage">
            <text:p>41.9%</text:p>
          </table:table-cell>
          <table:table-cell office:value-type="float" office:value="6.4996" calcext:value-type="float">
            <text:p>6.5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10" office:value-type="string" calcext:value-type="string">
            <text:p>no</text:p>
          </table:table-cell>
          <table:table-cell table:style-name="ce10" office:value-type="float" office:value="0" calcext:value-type="float">
            <text:p>0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0" calcext:value-type="float">
            <text:p>0.00E+0</text:p>
          </table:table-cell>
          <table:table-cell table:style-name="ce40"/>
          <table:table-cell table:style-name="ce33" office:value-type="float" office:value="100000000" calcext:value-type="float">
            <text:p>1.00E+8</text:p>
          </table:table-cell>
          <table:table-cell table:style-name="ce40"/>
          <table:table-cell table:style-name="ce44"/>
          <table:table-cell table:style-name="ce51"/>
          <table:table-cell table:style-name="ce10" table:number-columns-repeated="2"/>
          <table:table-cell table:style-name="ce61"/>
          <table:table-cell table:style-name="ce40"/>
          <table:table-cell table:style-name="ce74"/>
          <table:table-cell table:style-name="ce40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2_1930</text:p>
          </table:table-cell>
          <table:table-cell table:style-name="ce8"/>
          <table:table-cell table:style-name="ce8" office:value-type="float" office:value="2" calcext:value-type="float">
            <text:p>2</text:p>
          </table:table-cell>
          <table:table-cell table:style-name="ce16"/>
          <table:table-cell table:style-name="ce26"/>
          <table:table-cell table:style-name="ce36"/>
          <table:table-cell table:style-name="ce26"/>
          <table:table-cell table:style-name="ce36"/>
          <table:table-cell table:style-name="ce41"/>
          <table:table-cell table:style-name="ce48"/>
          <table:table-cell table:style-name="ce8" table:number-columns-repeated="2"/>
          <table:table-cell table:style-name="ce55"/>
          <table:table-cell table:style-name="ce36"/>
          <table:table-cell table:style-name="ce67"/>
          <table:table-cell table:style-name="ce36"/>
          <table:table-cell table:number-columns-repeated="1008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/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1.0E-5</text:p>
          </table:table-cell>
          <table:table-cell office:value-type="float" office:value="13500000" calcext:value-type="float">
            <text:p>1.35E+7</text:p>
          </table:table-cell>
          <table:table-cell/>
          <table:table-cell office:value-type="float" office:value="154400000" calcext:value-type="float">
            <text:p>1.54E+8</text:p>
          </table:table-cell>
          <table:table-cell table:number-columns-repeated="4"/>
          <table:table-cell office:value-type="float" office:value="0.0017" calcext:value-type="float">
            <text:p>0.0017</text:p>
          </table:table-cell>
          <table:table-cell office:value-type="float" office:value="504.8467" calcext:value-type="float">
            <text:p>504.8</text:p>
          </table:table-cell>
          <table:table-cell office:value-type="float" office:value="22.5973" calcext:value-type="float">
            <text:p>22.6</text:p>
          </table:table-cell>
          <table:table-cell office:value-type="percentage" office:value="0.3466" calcext:value-type="percentage">
            <text:p>34.7%</text:p>
          </table:table-cell>
          <table:table-cell office:value-type="float" office:value="2.393" calcext:value-type="float">
            <text:p>2.4</text:p>
          </table:table-cell>
          <table:table-cell table:number-columns-repeated="1008"/>
        </table:table-row>
        <table:table-row table:style-name="ro2">
          <table:covered-table-cell table:style-name="ce5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17"/>
          <table:table-cell table:style-name="ce27"/>
          <table:table-cell table:style-name="ce37"/>
          <table:table-cell table:style-name="ce27"/>
          <table:table-cell table:style-name="ce37"/>
          <table:table-cell table:style-name="ce42"/>
          <table:table-cell table:style-name="ce49"/>
          <table:table-cell table:style-name="ce5" table:number-columns-repeated="2"/>
          <table:table-cell table:style-name="ce56"/>
          <table:table-cell table:style-name="ce37"/>
          <table:table-cell table:style-name="ce68"/>
          <table:table-cell table:style-name="ce37"/>
          <table:table-cell table:number-columns-repeated="1008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 calcext:value-type="string" table:number-columns-spanned="1" table:number-rows-spanned="5">
            <text:p>q1_440</text:p>
          </table:table-cell>
          <table:table-cell table:style-name="ce8" office:value-type="string" calcext:value-type="string">
            <text:p>ok</text:p>
          </table:table-cell>
          <table:table-cell table:style-name="ce8" office:value-type="float" office:value="1" calcext:value-type="float">
            <text:p>1</text:p>
          </table:table-cell>
          <table:table-cell table:style-name="ce16" office:value-type="float" office:value="0.00001" calcext:value-type="float">
            <text:p>1.0E-5</text:p>
          </table:table-cell>
          <table:table-cell table:style-name="ce26" office:value-type="float" office:value="100000000" calcext:value-type="float">
            <text:p>1.00E+8</text:p>
          </table:table-cell>
          <table:table-cell table:style-name="ce36"/>
          <table:table-cell table:style-name="ce26" office:value-type="float" office:value="0" calcext:value-type="float">
            <text:p>0.00E+0</text:p>
          </table:table-cell>
          <table:table-cell table:style-name="ce36"/>
          <table:table-cell table:style-name="ce41"/>
          <table:table-cell table:style-name="ce48"/>
          <table:table-cell table:style-name="ce8"/>
          <table:table-cell table:style-name="ce8" office:value-type="float" office:value="0.0017" calcext:value-type="float">
            <text:p>0.0017</text:p>
          </table:table-cell>
          <table:table-cell table:style-name="ce55" office:value-type="float" office:value="520.212" calcext:value-type="float">
            <text:p>520.2</text:p>
          </table:table-cell>
          <table:table-cell table:style-name="ce36" office:value-type="float" office:value="44.5381" calcext:value-type="float">
            <text:p>44.5</text:p>
          </table:table-cell>
          <table:table-cell table:style-name="ce67" office:value-type="percentage" office:value="0.2694" calcext:value-type="percentage">
            <text:p>26.9%</text:p>
          </table:table-cell>
          <table:table-cell table:style-name="ce36" office:value-type="float" office:value="8.0047" calcext:value-type="float">
            <text:p>8.0</text:p>
          </table:table-cell>
          <table:table-cell table:number-columns-repeated="1008"/>
        </table:table-row>
        <table:table-row table:style-name="ro2">
          <table:covered-table-cell table:style-name="ce9"/>
          <table:table-cell table:style-name="ce9" office:value-type="string" calcext:value-type="string">
            <text:p>no</text:p>
          </table:table-cell>
          <table:table-cell table:style-name="ce9" office:value-type="float" office:value="1" calcext:value-type="float">
            <text:p>1</text:p>
          </table:table-cell>
          <table:table-cell table:style-name="ce22" office:value-type="float" office:value="0.00001" calcext:value-type="float">
            <text:p>1.0E-5</text:p>
          </table:table-cell>
          <table:table-cell table:style-name="ce32" office:value-type="float" office:value="80000000" calcext:value-type="float">
            <text:p>8.00E+7</text:p>
          </table:table-cell>
          <table:table-cell table:style-name="ce39"/>
          <table:table-cell table:style-name="ce32" office:value-type="float" office:value="20000000" calcext:value-type="float">
            <text:p>2.00E+7</text:p>
          </table:table-cell>
          <table:table-cell table:style-name="ce39"/>
          <table:table-cell table:style-name="ce43"/>
          <table:table-cell table:style-name="ce50"/>
          <table:table-cell table:style-name="ce9" table:number-columns-repeated="2"/>
          <table:table-cell table:style-name="ce60"/>
          <table:table-cell table:style-name="ce39"/>
          <table:table-cell table:style-name="ce73"/>
          <table:table-cell table:style-name="ce39" table:number-columns-repeated="3"/>
          <table:table-cell table:style-name="ce9" table:number-columns-repeated="1006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50000000" calcext:value-type="float">
            <text:p>5.00E+7</text:p>
          </table:table-cell>
          <table:table-cell/>
          <table:table-cell office:value-type="float" office:value="50000000" calcext:value-type="float">
            <text:p>5.00E+7</text:p>
          </table:table-cell>
          <table:table-cell table:number-columns-repeated="4"/>
          <table:table-cell office:value-type="float" office:value="0.0013" calcext:value-type="float">
            <text:p>0.0013</text:p>
          </table:table-cell>
          <table:table-cell office:value-type="float" office:value="403.4271" calcext:value-type="float">
            <text:p>403.4</text:p>
          </table:table-cell>
          <table:table-cell office:value-type="float" office:value="32.0532" calcext:value-type="float">
            <text:p>32.1</text:p>
          </table:table-cell>
          <table:table-cell office:value-type="percentage" office:value="0.3228" calcext:value-type="percentage">
            <text:p>32.3%</text:p>
          </table:table-cell>
          <table:table-cell office:value-type="float" office:value="4.4247" calcext:value-type="float">
            <text:p>4.4</text:p>
          </table:table-cell>
          <table:table-cell table:number-columns-repeated="1008"/>
        </table:table-row>
        <table:table-row table:style-name="ro2">
          <table:covered-table-cell/>
          <table:table-cell office:value-type="string" calcext:value-type="string">
            <text:p>ok</text:p>
          </table:table-cell>
          <table:table-cell office:value-type="float" office:value="1" calcext:value-type="float">
            <text:p>1</text:p>
          </table:table-cell>
          <table:table-cell office:value-type="float" office:value="0.00001" calcext:value-type="float">
            <text:p>1.0E-5</text:p>
          </table:table-cell>
          <table:table-cell office:value-type="float" office:value="20000000" calcext:value-type="float">
            <text:p>2.00E+7</text:p>
          </table:table-cell>
          <table:table-cell/>
          <table:table-cell office:value-type="float" office:value="80000000" calcext:value-type="float">
            <text:p>8.00E+7</text:p>
          </table:table-cell>
          <table:table-cell table:number-columns-repeated="4"/>
          <table:table-cell office:value-type="float" office:value="0.0011" calcext:value-type="float">
            <text:p>0.0011</text:p>
          </table:table-cell>
          <table:table-cell office:value-type="float" office:value="338.5892" calcext:value-type="float">
            <text:p>338.6</text:p>
          </table:table-cell>
          <table:table-cell office:value-type="float" office:value="19.5424" calcext:value-type="float">
            <text:p>19.5</text:p>
          </table:table-cell>
          <table:table-cell office:value-type="percentage" office:value="0.4151" calcext:value-type="percentage">
            <text:p>41.5%</text:p>
          </table:table-cell>
          <table:table-cell office:value-type="float" office:value="2.0854" calcext:value-type="float">
            <text:p>2.1</text:p>
          </table:table-cell>
          <table:table-cell table:number-columns-repeated="1008"/>
        </table:table-row>
        <table:table-row table:style-name="ro2">
          <table:covered-table-cell table:style-name="ce10"/>
          <table:table-cell table:style-name="ce10" office:value-type="string" calcext:value-type="string">
            <text:p>no</text:p>
          </table:table-cell>
          <table:table-cell table:style-name="ce10" office:value-type="float" office:value="1" calcext:value-type="float">
            <text:p>1</text:p>
          </table:table-cell>
          <table:table-cell table:style-name="ce23" office:value-type="float" office:value="0.00001" calcext:value-type="float">
            <text:p>1.0E-5</text:p>
          </table:table-cell>
          <table:table-cell table:style-name="ce33" office:value-type="float" office:value="0" calcext:value-type="float">
            <text:p>0.00E+0</text:p>
          </table:table-cell>
          <table:table-cell table:style-name="ce40"/>
          <table:table-cell table:style-name="ce33" office:value-type="float" office:value="100000000" calcext:value-type="float">
            <text:p>1.00E+8</text:p>
          </table:table-cell>
          <table:table-cell table:style-name="ce40"/>
          <table:table-cell table:style-name="ce44"/>
          <table:table-cell table:style-name="ce51"/>
          <table:table-cell table:style-name="ce10" table:number-columns-repeated="2"/>
          <table:table-cell table:style-name="ce61"/>
          <table:table-cell table:style-name="ce40"/>
          <table:table-cell table:style-name="ce74"/>
          <table:table-cell table:style-name="ce40"/>
          <table:table-cell table:style-name="ce39" table:number-columns-repeated="2"/>
          <table:table-cell table:style-name="ce9" table:number-columns-repeated="1006"/>
        </table:table-row>
        <table:table-row table:style-name="ro2" table:number-rows-repeated="104849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1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scientific-number number:decimal-places="0" number:min-integer-digits="1" number:min-exponent-digits="3"/>
    </number:number-style>
    <number:number-style style:name="N122">
      <number:scientific-number number:decimal-places="1" number:min-integer-digits="1" number:min-exponent-digits="1"/>
    </number:number-style>
    <number:number-style style:name="N123">
      <number:scientific-number number:decimal-places="2" number:min-integer-digits="1" number:min-exponent-digits="1"/>
    </number:number-style>
    <number:number-style style:name="N124">
      <number:number number:decimal-places="1" number:min-integer-digits="2"/>
    </number:number-style>
    <number:number-style style:name="N125">
      <number:number number:decimal-places="1" number:min-integer-digits="3"/>
    </number:number-style>
    <number:number-style style:name="N126">
      <number:number number:decimal-places="1" number:min-integer-digits="1"/>
    </number:number-style>
    <number:percentage-style style:name="N127">
      <number:number number:decimal-places="1" number:min-integer-digits="1"/>
      <number:text>%</number:text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0000-00-00T15:13:27.7363332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21:44:58.338828314</meta:creation-date>
    <dc:date>2016-07-01T19:34:13.312161714</dc:date>
    <meta:editing-duration>PT16H26M6S</meta:editing-duration>
    <meta:editing-cycles>34</meta:editing-cycles>
    <meta:generator>LibreOffice/4.1.6.2$Linux_X86_64 LibreOffice_project/410m0$Build-2</meta:generator>
    <meta:print-date>2016-07-01T15:16:18.367207912</meta:print-date>
    <meta:document-statistic meta:table-count="1" meta:cell-count="667" meta:object-count="0"/>
  </office:meta>
</office:document-meta>
</file>